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6E0000012DEEE613EA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18000000D80C1E522F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63D0000015F34315512.svm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200000352000000C2A1E90174.eps" manifest:media-type=""/>
  <manifest:file-entry manifest:full-path="Pictures/200000010000034E000000E5D8367438.svm" manifest:media-type=""/>
  <manifest:file-entry manifest:full-path="Pictures/20000001000002760000012DC64F301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\left(\beta+1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14cm" svg:height="2.285cm" svg:x="1.57cm" svg:y="0.916cm">
          <draw:image xlink:href="Pictures/2000000200000352000000C2A1E90174.eps" xlink:type="simple" xlink:show="embed" xlink:actuate="onLoad">
            <text:p/>
          </draw:image>
        </draw:frame>
        <draw:frame draw:style-name="gr2" draw:text-style-name="P2" draw:layer="layout" svg:width="0.748cm" svg:height="0.725cm" svg:x="5.35cm" svg:y="0.742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5.419cm" svg:y="1.392cm">
          <draw:text-box>
            <text:p><text:span text:style-name="T1">-</text:span></text:p>
          </draw:text-box>
        </draw:frame>
        <draw:line draw:style-name="gr3" draw:text-style-name="P1" draw:layer="layout" svg:x1="10.829cm" svg:y1="0.803cm" svg:x2="10.224cm" svg:y2="0.803cm">
          <text:p/>
        </draw:line>
        <draw:frame draw:style-name="gr2" draw:text-style-name="P3" draw:layer="layout" svg:width="0.937cm" svg:height="0.911cm" svg:x="11.831cm" svg:y="2.403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2" draw:text-style-name="P3" draw:layer="layout" svg:width="1.2cm" svg:height="0.911cm" svg:x="0.361cm" svg:y="2.403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335cm" svg:height="0.258cm" svg:x="1.16cm" svg:y="1.977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517cm" svg:height="0.36cm" svg:x="2.088cm" svg:y="0.494cm">
          <draw:image xlink:href="Pictures/20000001000001B00000012D6746B6E6.svm" xlink:type="simple" xlink:show="embed" xlink:actuate="onLoad">
            <text:p/>
          </draw:image>
        </draw:frame>
        <draw:frame draw:style-name="gr6" draw:text-style-name="P1" draw:layer="layout" svg:width="0.446cm" svg:height="0.355cm" svg:x="2.435cm" svg:y="1.905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3.706cm" svg:y="1.85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335cm" svg:height="0.258cm" svg:x="4.584cm" svg:y="0.583cm">
          <draw:image xlink:href="Pictures/2000000100000118000000D80C1E522F.svm" xlink:type="simple" xlink:show="embed" xlink:actuate="onLoad">
            <text:p/>
          </draw:image>
        </draw:frame>
        <draw:frame draw:style-name="gr9" draw:text-style-name="P1" draw:layer="layout" svg:width="0.472cm" svg:height="0.258cm" svg:x="4.64cm" svg:y="1.319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1.596cm" svg:height="0.35cm" svg:x="4.631cm" svg:y="2.344cm">
          <draw:image xlink:href="Pictures/200000010000063D0000015F34315512.svm" xlink:type="simple" xlink:show="embed" xlink:actuate="onLoad">
            <text:p/>
          </draw:image>
        </draw:frame>
        <draw:frame draw:style-name="gr11" draw:text-style-name="P1" draw:layer="layout" svg:width="0.486cm" svg:height="0.258cm" svg:x="5.489cm" svg:y="1.319cm">
          <draw:image xlink:href="Pictures/2000000100000196000000D88048B7F8.svm" xlink:type="simple" xlink:show="embed" xlink:actuate="onLoad">
            <text:p/>
          </draw:image>
        </draw:frame>
        <draw:frame draw:style-name="gr4" draw:text-style-name="P1" draw:layer="layout" svg:width="0.335cm" svg:height="0.258cm" svg:x="6.779cm" svg:y="1.961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745cm" svg:height="0.36cm" svg:x="8.246cm" svg:y="1.926cm">
          <draw:image xlink:href="Pictures/200000010000026E0000012DEEE613EA.svm" xlink:type="simple" xlink:show="embed" xlink:actuate="onLoad">
            <text:p/>
          </draw:image>
        </draw:frame>
        <draw:frame draw:style-name="gr5" draw:text-style-name="P1" draw:layer="layout" svg:width="0.517cm" svg:height="0.36cm" svg:x="8.01cm" svg:y="1.179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335cm" svg:height="0.258cm" svg:x="8.849cm" svg:y="0.583cm">
          <draw:image xlink:href="Pictures/2000000100000118000000D80C1E522F.svm" xlink:type="simple" xlink:show="embed" xlink:actuate="onLoad">
            <text:p/>
          </draw:image>
        </draw:frame>
        <draw:frame draw:style-name="gr13" draw:text-style-name="P1" draw:layer="layout" svg:width="0.283cm" svg:height="0.355cm" svg:x="10.57cm" svg:y="0.356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845cm" svg:height="0.228cm" svg:x="10.321cm" svg:y="1.308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349cm" svg:height="0.258cm" svg:x="11.713cm" svg:y="0.856cm">
          <draw:image xlink:href="Pictures/2000000100000124000000D8A19DD694.svm" xlink:type="simple" xlink:show="embed" xlink:actuate="onLoad">
            <text:p/>
          </draw:image>
        </draw:frame>
        <draw:frame draw:style-name="gr16" draw:text-style-name="P1" draw:layer="layout" svg:width="0.755cm" svg:height="0.36cm" svg:x="11.627cm" svg:y="1.95cm">
          <draw:image xlink:href="Pictures/20000001000002760000012DC64F30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1:38:44</dc:date>
    <dc:creator>kkk </dc:creator>
    <meta:editing-duration>PT7M46S</meta:editing-duration>
    <meta:editing-cycles>3</meta:editing-cycles>
    <meta:generator>LibreOffice/3.3$Linux LibreOffice_project/330m19$Build-401</meta:generator>
    <meta:document-statistic meta:object-count="22"/>
  </office:meta>
</office:document-meta>
</file>